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IRZar" officeooo:paragraph-rsid="000333a4" style:font-name-complex="IRZar"/>
    </style:style>
    <style:style style:name="P2" style:family="paragraph" style:parent-style-name="Standard">
      <style:paragraph-properties fo:text-align="justify" style:justify-single-word="false" style:writing-mode="rl-tb"/>
      <style:text-properties style:font-name="IRZar" officeooo:paragraph-rsid="000333a4" style:font-name-complex="IRZar"/>
    </style:style>
    <style:style style:name="P3" style:family="paragraph" style:parent-style-name="Standard">
      <style:paragraph-properties fo:text-align="justify" style:justify-single-word="false" style:writing-mode="rl-tb"/>
      <style:text-properties style:font-name="IRZar" officeooo:rsid="001d120c" officeooo:paragraph-rsid="001d120c" style:font-name-complex="IRZar"/>
    </style:style>
    <style:style style:name="P4" style:family="paragraph" style:parent-style-name="Standard">
      <style:paragraph-properties fo:text-align="justify" style:justify-single-word="false" style:writing-mode="rl-tb"/>
      <style:text-properties style:font-name="IRZar" officeooo:rsid="001e502f" officeooo:paragraph-rsid="001e502f" style:font-name-complex="IRZar"/>
    </style:style>
    <style:style style:name="P5" style:family="paragraph" style:parent-style-name="Standard">
      <style:paragraph-properties fo:text-align="justify" style:justify-single-word="false" style:writing-mode="rl-tb"/>
      <style:text-properties style:font-name="IRZar" officeooo:rsid="002048e9" officeooo:paragraph-rsid="002048e9" style:font-name-complex="IRZar"/>
    </style:style>
    <style:style style:name="P6" style:family="paragraph" style:parent-style-name="Standard">
      <style:paragraph-properties fo:text-align="justify" style:justify-single-word="false" style:writing-mode="rl-tb"/>
      <style:text-properties officeooo:paragraph-rsid="002048e9"/>
    </style:style>
    <style:style style:name="T1" style:family="text">
      <style:text-properties fo:font-size="13pt" fo:font-weight="bold" style:font-size-asian="13pt" style:font-weight-asian="bold" style:font-size-complex="13pt" style:language-complex="fa" style:country-complex="IR" style:font-weight-complex="bold"/>
    </style:style>
    <style:style style:name="T2" style:family="text">
      <style:text-properties fo:font-size="13pt" style:font-size-asian="13pt" style:font-size-complex="13pt" style:language-complex="fa" style:country-complex="IR"/>
    </style:style>
    <style:style style:name="T3" style:family="text">
      <style:text-properties fo:font-size="13pt" officeooo:rsid="0013560a" style:font-size-asian="13pt" style:font-size-complex="13pt" style:language-complex="fa" style:country-complex="IR"/>
    </style:style>
    <style:style style:name="T4" style:family="text">
      <style:text-properties fo:font-size="13pt" officeooo:rsid="001e502f" style:font-size-asian="13pt" style:font-size-complex="13pt" style:language-complex="fa" style:country-complex="IR"/>
    </style:style>
    <style:style style:name="T5" style:family="text">
      <style:text-properties fo:font-size="13pt" officeooo:rsid="002048e9" style:font-size-asian="13pt" style:font-size-complex="13pt" style:language-complex="fa" style:country-complex="IR"/>
    </style:style>
    <style:style style:name="T6" style:family="text">
      <style:text-properties fo:font-size="13pt" officeooo:rsid="00208dbe" style:font-size-asian="13pt" style:font-size-complex="13pt" style:language-complex="fa" style:country-complex="IR"/>
    </style:style>
    <style:style style:name="T7" style:family="text">
      <style:text-properties style:font-name="IRZar" fo:font-size="13pt" officeooo:rsid="002048e9" style:font-size-asian="13pt" style:font-name-complex="IRZar" style:font-size-complex="13pt" style:language-complex="fa" style:country-complex="I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s/>این سامانه از </text:span><text:span text:style-name="T3">۵</text:span><text:span text:style-name="T2"> مولفه به شرح ذیل تشکیل می</text:span><text:span text:style-name="T3">‌</text:span><text:span text:style-name="T2">شود که در نمودار نیز نمایش داده شده است.</text:span></text:p>
      <text:p text:style-name="P3"><text:span text:style-name="T2">۱ - مشاهده بسیار اهمیت دارد.</text:span></text:p>
      <text:p text:style-name="P3"><text:span text:style-name="T2">۲ - مسابقات مشابه در خارج کشور برگزار می‌شود؟</text:span></text:p>
      <text:p text:style-name="P3"><text:span text:style-name="T2">۳ - چه جایزه‌ای باید به فرد برتر داد؟ - افراد به چه انگیزه‌ای در این مسابقه شرکت می‌کنند؟</text:span></text:p>
      <text:p text:style-name="P3"><text:span text:style-name="T2">۴ - وب‌سایت مسابقه بسیار مهم است.</text:span></text:p>
      <text:p text:style-name="P3"><text:span text:style-name="T2">۵ - مطالب آموزشی سایت باید آماده شود.</text:span></text:p>
      <text:p text:style-name="P3"><text:span text:style-name="T2">۶ - مقالات برتر باید چاپ شوند. - فقط مقاله نیست. - در وب‌سایت باید جا بگیرند.</text:span></text:p>
      <text:p text:style-name="P3"><text:span text:style-name="T2">۷ - </text:span><text:span text:style-name="T4">مدل فرهیختگان جوان – فرد برتر – شایسته تقدیر</text:span></text:p>
      <text:p text:style-name="P4"><text:span text:style-name="T2">۸ - <text:s/>در استان قزوین و سایر استان‌هایی که امکان دارد این مسابقه در آن‌ها برگزار شود، وضعیت مزارع از لجاظ اجاره چگونه است؟ از لحاظ شراکت چه وضعی حاکم است؟</text:span></text:p>
      <text:p text:style-name="P4"><text:span text:style-name="T2">۹ - شرکت‌هایی که در زمینه بهره‌وری آب مهم هستند، کدام هستند؟ آیا وب‌سایتی برای معرفی آن‌ها وجود دارد؟</text:span></text:p>
      <text:p text:style-name="P4"><text:span text:style-name="T2">۱۰ – خروجی یک مزرعه چیست؟ آیا یک کشاورز برایش مهم است که به عنوان قهرمان بهره‌وری شناخته شود؟ یا اینکه کشاورز باید محصولاتش را بهتر بفروشد؟ یک کشاورز چه مشکلاتی دارد؟ چگونه می‌توان به او کمک کرد؟</text:span></text:p>
      <text:p text:style-name="P4"><text:span text:style-name="T2">۱۱ – موضوع آموزش کشاورزی می‌تواند بسیار مهم باشد. این کشاورزان می‌توانند در دانشگاه آِزاد (ضمن یک تفاهم‌نامه) به عنوان استادان مهارتی شناخته شوند و گواهی مربوطه را دریافت کنند. مزارع آن‌ها می‌توانند به عنوان مزارع کارآموزی محسوب شود.</text:span></text:p>
      <text:p text:style-name="P4"><text:span text:style-name="T2">۱۲ – </text:span><text:span text:style-name="T5">بانک شرکت‌های دانش‌بنیان بخش کشاورزی</text:span></text:p>
      <text:p text:style-name="P5"><text:span text:style-name="T2">۱۳ – نمایشگاهی که باید در کنار این موضوع تشکیل شود.</text:span></text:p>
      <text:p text:style-name="P5"><text:span text:style-name="T2">۱۴ – موضوع مهمان خارجی</text:span></text:p>
      <text:p text:style-name="P5"><text:span text:style-name="T2">۱۵ – مدل جذب مخاطب چیست؟</text:span></text:p>
      <text:p text:style-name="P5"><text:span text:style-name="T2">۱۶ – بازدید میدانی از مزارع + تهیه فیلم</text:span></text:p>
      <text:p text:style-name="P5"><text:span text:style-name="T2">۱۷ – تسهیلگران این موضوع چه کسانی هستند؟ دانشجویان ؟ شاید حضور این دانشجویان بسیار مفید باشد. </text:span></text:p>
      <text:p text:style-name="P5"><text:span text:style-name="T2">۱۸ – آیا رشته کشاورزی کارآموزی دارد؟</text:span></text:p>
      <text:p text:style-name="P6"><text:span text:style-name="T7">۱۹ – در چند مطلب باید گزارشاتی آماده شود.</text:span></text:p>
      <text:p text:style-name="P5"><text:span text:style-name="T2">۲۰ – مطلب ۱: هزینه ساخت گزارش از هر مزرعه و هزینه پخش از صدا و سیما</text:span></text:p>
      <text:p text:style-name="P5"><text:span text:style-name="T2">۲۱ - مطلب ۲: گزارشی از مسابقات کشاورزی در خارجه:</text:span></text:p>
      <text:p text:style-name="P5"><text:span text:style-name="T2">۲۲ - مطلب ۳: گزارشی از مسابقات کشاورزی در داخل کشور:</text:span></text:p>
      <text:p text:style-name="P5"><text:span text:style-name="T2">۲۳ -مطلب ۴: </text:span><text:span text:style-name="T6">گ</text:span><text:span text:style-name="T2"> </text:span></text:p>
      <text:p text:style-name="P4"><text:span text:style-name="T2"/></text:p>
      <text:p text:style-name="P3"><text:span text:style-name="T2"/></text:p>
      <text:p text:style-name="P1"><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25T14:46:43.472573295</dc:date>
    <dc:creator>saeed sarkarati</dc:creator>
    <meta:editing-duration>PT5H16M44S</meta:editing-duration>
    <meta:editing-cycles>24</meta:editing-cycles>
    <meta:document-statistic meta:table-count="0" meta:image-count="0" meta:object-count="0" meta:page-count="1" meta:paragraph-count="25" meta:word-count="322" meta:character-count="1628" meta:non-whitespace-character-count="1312"/>
  </office:meta>
</office:document-meta>
</file>